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1c13d1"/>
    </style:style>
    <style:style style:name="P4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242d8c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cm" fo:margin-bottom="0.3cm" loext:contextual-spacing="true" fo:orphans="2" fo:widows="2" fo:text-indent="0cm" style:auto-text-indent="false" style:page-number="auto" fo:background-color="transparent" style:writing-mode="lr-tb"/>
      <style:text-properties style:font-name="Consolas" officeooo:rsid="00102c57" officeooo:paragraph-rsid="001becc2"/>
    </style:style>
    <style:style style:name="P6" style:family="paragraph" style:parent-style-name="Standard">
      <style:paragraph-properties fo:margin-top="0cm" fo:margin-bottom="0.212cm" loext:contextual-spacing="false"/>
      <style:text-properties style:font-name="Calibri" fo:font-size="11pt" officeooo:paragraph-rsid="00239e96" style:font-size-asian="11pt" style:font-size-complex="11pt"/>
    </style:style>
    <style:style style:name="P7" style:family="paragraph" style:parent-style-name="Standard" style:list-style-name="WWNum1" style:master-page-name="Standard">
      <style:paragraph-properties fo:margin-top="0cm" fo:margin-bottom="0.212cm" loext:contextual-spacing="false" style:page-number="auto"/>
      <style:text-properties style:font-name="Calibri" officeooo:rsid="00102c57" officeooo:paragraph-rsid="001becc2"/>
    </style:style>
    <style:style style:name="P8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238c51"/>
    </style:style>
    <style:style style:name="P9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239e96"/>
    </style:style>
    <style:style style:name="T1" style:family="text">
      <style:text-properties officeooo:rsid="00238c5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13ae82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85675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becc2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c13d1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1decbf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f3b4c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238c51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239e96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25331f" style:font-size-asian="11pt" style:font-weight-asian="bold" style:font-size-complex="11pt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13ae82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1becc2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1c13d1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f3b4c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238c51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239e96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5331f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2819433" text:style-name="WWNum1">
        <text:list-item>
          <text:p text:style-name="P7"><text:span text:style-name="T2">Con ayuda del </text:span><text:span text:style-name="T3">IDE NetBeans</text:span><text:span text:style-name="T2"> realizar un proyecto de tipo </text:span><text:span text:style-name="T3">Aplicación Java</text:span><text:span text:style-name="T2"> llamado </text:span><text:span text:style-name="T10">TallaZapatoConsola</text:span><text:span text:style-name="T14"> </text:span><text:span text:style-name="T13">que </text:span><text:span text:style-name="T15">defina una </text:span><text:span text:style-name="T18">variable</text:span><text:span text:style-name="T15"> de </text:span><text:span text:style-name="T6">tipo entero</text:span><text:span text:style-name="T15"> llamada </text:span><text:span text:style-name="T10">talla</text:span><text:span text:style-name="T15">, le </text:span><text:span text:style-name="T18">pida al usuario que introduzca por consola su talla de zapato</text:span><text:span text:style-name="T13">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5"><text:span text:style-name="T15"><text:tab/></text:span><text:span text:style-name="T18">Talla de zapato ..........: </text:span><text:span text:style-name="T16">&lt;</text:span><text:span text:style-name="T18">talla</text:span><text:span text:style-name="T16">&gt;</text:span></text:p>
      <text:list xml:id="list144553362289605" text:continue-numbering="true" text:style-name="WWNum1">
        <text:list-item>
          <text:p text:style-name="P8"><text:span text:style-name="T2">Con ayuda del </text:span><text:span text:style-name="T3">IDE NetBeans</text:span><text:span text:style-name="T2"> realizar un proyecto de tipo </text:span><text:span text:style-name="T3">Aplicación Java</text:span><text:span text:style-name="T2"> llamado </text:span><text:span text:style-name="T10">AlturaPersonaConsola</text:span><text:span text:style-name="T4"> </text:span><text:span text:style-name="T2">que </text:span><text:span text:style-name="T15">defina una </text:span><text:span text:style-name="T18">variable</text:span><text:span text:style-name="T15"> de </text:span><text:span text:style-name="T6">tipo </text:span><text:span text:style-name="T7">real</text:span><text:span text:style-name="T16"> </text:span><text:span text:style-name="T15">llamada </text:span><text:span text:style-name="T10">altura</text:span><text:span text:style-name="T15">, le </text:span><text:span text:style-name="T18">pida al usuario que introduzca por consola su altura en metros</text:span><text:span text:style-name="T13">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4"><text:span text:style-name="T15"><text:tab/></text:span><text:span text:style-name="T18">Mi altura es .............: &lt;altura&gt; metros</text:span></text:p>
      <text:list xml:id="list144553756994139" text:continue-numbering="true" text:style-name="WWNum1">
        <text:list-item>
          <text:p text:style-name="P9"><text:span text:style-name="T2">Con ayuda del </text:span><text:span text:style-name="T3">IDE NetBeans</text:span><text:span text:style-name="T2"> realizar un proyecto de tipo </text:span><text:span text:style-name="T3">Aplicación Java</text:span><text:span text:style-name="T2"> llamado </text:span><text:span text:style-name="T10">PermisoCirculacionConsola</text:span><text:span text:style-name="T4"> </text:span><text:span text:style-name="T2">que </text:span><text:span text:style-name="T15">defina una </text:span><text:span text:style-name="T18">variable</text:span><text:span text:style-name="T15"> de </text:span><text:span text:style-name="T6">tipo </text:span><text:span text:style-name="T7">lógico</text:span><text:span text:style-name="T16"> </text:span><text:span text:style-name="T15">llamada </text:span><text:span text:style-name="T10">permisoOK</text:span><text:span text:style-name="T15">, <text:s/>le </text:span><text:span text:style-name="T18">pida al usuario que introduzca por consola </text:span><text:span text:style-name="T16">el valor lógico que identifique si se está, o no, en </text:span><text:span text:style-name="T18">posesión de algún Permiso de Circulación de Vehículos, o no,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3"><text:span text:style-name="T15"><text:tab/></text:span><text:span text:style-name="T18">Permiso de circulación</text:span><text:span text:style-name="T16"> ...: &lt;estado&gt;</text:span></text:p>
      <text:list xml:id="list144552065095844" text:continue-numbering="true" text:style-name="WWNum1">
        <text:list-item>
          <text:p text:style-name="P9"><text:span text:style-name="T2">Con ayuda del </text:span><text:span text:style-name="T3">IDE NetBeans</text:span><text:span text:style-name="T2"> realizar un proyecto de tipo </text:span><text:span text:style-name="T3">Aplicación Java</text:span><text:span text:style-name="T2"> llamado </text:span><text:span text:style-name="T5">LetraNIF</text:span><text:span text:style-name="T8">Cons</text:span><text:span text:style-name="T10">ola</text:span><text:span text:style-name="T14"> </text:span><text:span text:style-name="T13">que </text:span><text:span text:style-name="T15">defina una </text:span><text:span text:style-name="T18">variable</text:span><text:span text:style-name="T15"> de </text:span><text:span text:style-name="T6">tipo </text:span><text:span text:style-name="T9">carácter</text:span><text:span text:style-name="T16"> </text:span><text:span text:style-name="T15">llamada </text:span><text:span text:style-name="T11">letra</text:span><text:span text:style-name="T12">DNI</text:span><text:span text:style-name="T15">, <text:s/>le </text:span><text:span text:style-name="T18">pida al usuario que introduzca por consola </text:span><text:span text:style-name="T17">la letra correspondiente a un </text:span><text:span text:style-name="T20">número de D</text:span><text:span text:style-name="T17">NI arbitrario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4"><text:span text:style-name="T15"><text:tab/></text:span><text:span text:style-name="T17">Letra </text:span><text:span text:style-name="T20">D</text:span><text:span text:style-name="T17">NI</text:span><text:span text:style-name="T16"> ..</text:span><text:span text:style-name="T18">.............</text:span><text:span text:style-name="T16">.: &lt;</text:span><text:span text:style-name="T17">letra</text:span><text:span text:style-name="T16">&gt;</text:span></text:p>
      <text:list xml:id="list144552213482905" text:continue-numbering="true" text:style-name="WWNum1">
        <text:list-item>
          <text:p text:style-name="P9"><text:span text:style-name="T2">Con ayuda del </text:span><text:span text:style-name="T3">IDE NetBeans</text:span><text:span text:style-name="T2"> realizar un proyecto de tipo </text:span><text:span text:style-name="T3">Aplicación Java</text:span><text:span text:style-name="T2"> llamado </text:span><text:span text:style-name="T11">Nombre</text:span><text:span text:style-name="T12">Persona</text:span><text:span text:style-name="T8">Cons</text:span><text:span text:style-name="T10">ola</text:span><text:span text:style-name="T14"> </text:span><text:span text:style-name="T13">que </text:span><text:span text:style-name="T15">defina una </text:span><text:span text:style-name="T18">variable</text:span><text:span text:style-name="T15"> de </text:span><text:span text:style-name="T6">tipo </text:span><text:span text:style-name="T11">texto</text:span><text:span text:style-name="T16"> </text:span><text:span text:style-name="T15">llamada </text:span><text:span text:style-name="T11">nombre</text:span><text:span text:style-name="T15">, le </text:span><text:span text:style-name="T18">pida al usuario que introduzca por consola </text:span><text:span text:style-name="T19">su nombre</text:span><text:span text:style-name="T17">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4"><text:span text:style-name="T15"><text:tab/></text:span><text:span text:style-name="T19">Me llamo</text:span><text:span text:style-name="T16"> </text:span><text:span text:style-name="T18">.................: </text:span><text:span text:style-name="T16">&lt;</text:span><text:span text:style-name="T19">nombre</text:span><text:span text:style-name="T16">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238c5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3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 0485 – PRG<text:tab/><text:tab/><text:span text:style-name="MT1">Entrada Consola</text:span>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P 0485 - Salida Consola - Ejercicios</dc:title>
    <meta:initial-creator>Profesor</meta:initial-creator>
    <meta:editing-cycles>25</meta:editing-cycles>
    <meta:print-date>2011-11-17T09:27:00</meta:print-date>
    <meta:creation-date>2011-11-10T22:43:00</meta:creation-date>
    <dc:date>2017-10-05T14:45:51.753000000</dc:date>
    <meta:editing-duration>PT2H44M57S</meta:editing-duration>
    <meta:generator>LibreOffice/5.4.1.2$Windows_X86_64 LibreOffice_project/ea7cb86e6eeb2bf3a5af73a8f7777ac570321527</meta:generator>
    <meta:document-statistic meta:table-count="0" meta:image-count="0" meta:object-count="0" meta:page-count="1" meta:paragraph-count="12" meta:word-count="278" meta:character-count="1729" meta:non-whitespace-character-count="14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